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01cm"/>
    </style:style>
    <style:style style:name="co2" style:family="table-column">
      <style:table-column-properties fo:break-before="auto" style:column-width="0.917cm"/>
    </style:style>
    <style:style style:name="co3" style:family="table-column">
      <style:table-column-properties fo:break-before="auto" style:column-width="1.669cm"/>
    </style:style>
    <style:style style:name="ro1" style:family="table-row">
      <style:table-row-properties style:row-height="0.847cm" fo:break-before="auto" style:use-optimal-row-height="false"/>
    </style:style>
    <style:style style:name="ro2" style:family="table-row">
      <style:table-row-properties style:row-height="0.697cm" fo:break-before="auto" style:use-optimal-row-height="false"/>
    </style:style>
    <style:style style:name="ro3" style:family="table-row">
      <style:table-row-properties style:row-height="1.016cm" fo:break-before="auto" style:use-optimal-row-height="false"/>
    </style:style>
    <style:style style:name="ta1" style:family="table" style:master-page-name="PageStyle_5f_ELP">
      <style:table-properties table:display="true" style:writing-mode="lr-tb"/>
    </style:style>
    <style:style style:name="ta2" style:family="table" style:master-page-name="PageStyle_5f_EPR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wrap" fo:border="0.035cm solid #3877a6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" style:family="table-cell" style:parent-style-name="Default" style:data-style-name="N1">
      <style:table-cell-properties fo:border-bottom="0.035cm solid #3877a6" fo:background-color="#ffffff" style:diagonal-bl-tr="none" style:diagonal-tl-br="none" style:text-align-source="fix" style:repeat-content="false" fo:wrap-option="no-wrap" fo:border-left="0.035cm solid #3877a6" style:direction="ltr" fo:border-right="0.035cm solid #09558f" style:rotation-angle="0" style:rotation-align="none" style:shrink-to-fit="false" fo:border-top="0.035cm solid #3877a6" style:vertical-align="bottom"/>
      <style:paragraph-properties fo:text-align="end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fo:border-bottom="0.035cm solid #3877a6" fo:background-color="#ffffff" style:diagonal-bl-tr="none" style:diagonal-tl-br="none" style:text-align-source="fix" style:repeat-content="false" fo:wrap-option="no-wrap" fo:border-left="0.035cm solid #3877a6" style:direction="ltr" fo:border-right="0.035cm solid #09558f" style:rotation-angle="0" style:rotation-align="none" style:shrink-to-fit="false" fo:border-top="0.035cm solid #3877a6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" style:family="table-cell" style:parent-style-name="Default">
      <style:table-cell-properties fo:border-bottom="0.035cm solid #3877a6" fo:background-color="#ffffff" style:diagonal-bl-tr="none" style:diagonal-tl-br="none" style:text-align-source="fix" style:repeat-content="false" fo:wrap-option="wrap" fo:border-left="0.035cm solid #3877a6" style:direction="ltr" fo:border-right="0.035cm solid #09558f" style:rotation-angle="0" style:rotation-align="none" style:shrink-to-fit="false" fo:border-top="0.035cm solid #3877a6" style:vertical-align="bottom"/>
      <style:paragraph-properties fo:text-align="start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" style:family="table-cell" style:parent-style-name="Default" style:data-style-name="N100">
      <style:table-cell-properties fo:border-bottom="0.035cm solid #a5a5b1" fo:background-color="#ffffff" style:diagonal-bl-tr="none" style:diagonal-tl-br="none" style:text-align-source="fix" style:repeat-content="false" fo:wrap-option="no-wrap" fo:border-left="0.035cm solid #3877a6" style:direction="ltr" fo:border-right="0.035cm solid #3877a6" style:rotation-angle="0" style:rotation-align="none" style:shrink-to-fit="false" fo:border-top="0.035cm solid #3877a6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" style:family="table-cell" style:parent-style-name="Default">
      <style:table-cell-properties fo:background-color="#fcfdfd" style:diagonal-bl-tr="none" style:diagonal-tl-br="none" style:text-align-source="fix" style:repeat-content="false" fo:wrap-option="no-wrap" fo:border="0.035cm solid #ebebeb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35cm solid #ebebeb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" style:family="table-cell" style:parent-style-name="Default" style:data-style-name="N100">
      <style:table-cell-properties fo:background-color="#ffffff" style:diagonal-bl-tr="none" style:diagonal-tl-br="none" style:text-align-source="fix" style:repeat-content="false" fo:wrap-option="no-wrap" fo:border="0.035cm solid #3877a6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" style:family="table-cell" style:parent-style-name="Default" style:data-style-name="N100">
      <style:table-cell-properties fo:border-bottom="0.035cm solid #3877a6" fo:background-color="#ffffff" style:diagonal-bl-tr="none" style:diagonal-tl-br="none" style:text-align-source="fix" style:repeat-content="false" fo:wrap-option="no-wrap" fo:border-left="0.035cm solid #3877a6" style:direction="ltr" fo:border-right="0.035cm solid #09558f" style:rotation-angle="0" style:rotation-align="none" style:shrink-to-fit="false" fo:border-top="0.035cm solid #3877a6" style:vertical-align="bottom"/>
      <style:paragraph-properties fo:text-align="start" fo:margin-left="0cm" style:writing-mode="page"/>
      <style:text-properties fo:color="#333333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35cm solid #ebebeb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ELP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4"/>
        <table:table-column table:style-name="co1" table:number-columns-repeated="20" table:default-cell-style-name="ce7"/>
        <table:table-column table:style-name="co2" table:default-cell-style-name="ce3"/>
        <table:table-column table:style-name="co3" table:number-columns-repeated="1000" table:default-cell-style-name="ce3"/>
        <table:table-row table:style-name="ro1">
          <table:table-cell table:style-name="ce1" office:value-type="string">
            <text:p>codeETU</text:p>
            <text:p/>
          </table:table-cell>
          <table:table-cell table:style-name="ce1" office:value-type="string">
            <text:p>NOM</text:p>
            <text:p/>
          </table:table-cell>
          <table:table-cell table:style-name="ce5" office:value-type="string">
            <text:p>PRENOM</text:p>
            <text:p/>
          </table:table-cell>
          <table:table-cell table:style-name="ce6" office:value-type="string">
            <text:p>704FAC01</text:p>
          </table:table-cell>
          <table:table-cell table:style-name="ce6" office:value-type="string">
            <text:p>714EN034</text:p>
          </table:table-cell>
          <table:table-cell table:style-name="ce6" office:value-type="string">
            <text:p>714EN035</text:p>
          </table:table-cell>
          <table:table-cell table:style-name="ce6" office:value-type="string">
            <text:p>714EN121</text:p>
          </table:table-cell>
          <table:table-cell table:style-name="ce6" office:value-type="string">
            <text:p>714EN122</text:p>
          </table:table-cell>
          <table:table-cell table:style-name="ce6" office:value-type="string">
            <text:p>714EN123</text:p>
          </table:table-cell>
          <table:table-cell table:style-name="ce6" office:value-type="string">
            <text:p>714MD101</text:p>
          </table:table-cell>
          <table:table-cell table:style-name="ce6" office:value-type="string">
            <text:p>714MD102</text:p>
          </table:table-cell>
          <table:table-cell table:style-name="ce6" office:value-type="string">
            <text:p>714MD103</text:p>
          </table:table-cell>
          <table:table-cell table:style-name="ce6" office:value-type="string">
            <text:p>714MD104</text:p>
          </table:table-cell>
          <table:table-cell table:style-name="ce6" office:value-type="string">
            <text:p>714MD105</text:p>
          </table:table-cell>
          <table:table-cell table:style-name="ce6" office:value-type="string">
            <text:p>714MD106</text:p>
          </table:table-cell>
          <table:table-cell table:style-name="ce6" office:value-type="string">
            <text:p>714MD201</text:p>
          </table:table-cell>
          <table:table-cell table:style-name="ce6" office:value-type="string">
            <text:p>714MD202</text:p>
          </table:table-cell>
          <table:table-cell table:style-name="ce6" office:value-type="string">
            <text:p>714MD203</text:p>
          </table:table-cell>
          <table:table-cell table:style-name="ce6" office:value-type="string">
            <text:p>714MD204</text:p>
          </table:table-cell>
          <table:table-cell table:style-name="ce6" office:value-type="string">
            <text:p>714MD205</text:p>
          </table:table-cell>
          <table:table-cell table:style-name="ce6" office:value-type="string">
            <text:p>714SEM10</text:p>
          </table:table-cell>
          <table:table-cell table:style-name="ce6" office:value-type="string">
            <text:p>714UE101</text:p>
          </table:table-cell>
          <table:table-cell table:style-name="ce6" office:value-type="string">
            <text:p>714UE102</text:p>
          </table:table-cell>
          <table:table-cell table:number-columns-repeated="1001"/>
        </table:table-row>
        <table:table-row table:style-name="ro2">
          <table:table-cell office:value-type="float" office:value="20150400">
            <text:p>20150400</text:p>
          </table:table-cell>
          <table:table-cell office:value-type="string">
            <text:p>NOM1</text:p>
          </table:table-cell>
          <table:table-cell office:value-type="string">
            <text:p>PRENOM1</text:p>
          </table:table-cell>
          <table:table-cell office:value-type="float" office:value="0.056">
            <text:p>0,056</text:p>
          </table:table-cell>
          <table:table-cell/>
          <table:table-cell office:value-type="float" office:value="14">
            <text:p>14</text:p>
          </table:table-cell>
          <table:table-cell office:value-type="float" office:value="12.08">
            <text:p>12,08</text:p>
          </table:table-cell>
          <table:table-cell office:value-type="float" office:value="14">
            <text:p>14</text:p>
          </table:table-cell>
          <table:table-cell/>
          <table:table-cell office:value-type="float" office:value="12.8">
            <text:p>12,8</text:p>
          </table:table-cell>
          <table:table-cell office:value-type="float" office:value="13.273">
            <text:p>13,273</text:p>
          </table:table-cell>
          <table:table-cell office:value-type="float" office:value="8.825">
            <text:p>8,825</text:p>
          </table:table-cell>
          <table:table-cell office:value-type="float" office:value="10.89">
            <text:p>10,89</text:p>
          </table:table-cell>
          <table:table-cell office:value-type="float" office:value="13">
            <text:p>13</text:p>
          </table:table-cell>
          <table:table-cell office:value-type="float" office:value="12.875">
            <text:p>12,875</text:p>
          </table:table-cell>
          <table:table-cell office:value-type="float" office:value="11.34">
            <text:p>11,34</text:p>
          </table:table-cell>
          <table:table-cell office:value-type="float" office:value="15.085">
            <text:p>15,085</text:p>
          </table:table-cell>
          <table:table-cell office:value-type="float" office:value="10.273">
            <text:p>10,273</text:p>
          </table:table-cell>
          <table:table-cell office:value-type="float" office:value="13">
            <text:p>13</text:p>
          </table:table-cell>
          <table:table-cell office:value-type="float" office:value="12.875">
            <text:p>12,875</text:p>
          </table:table-cell>
          <table:table-cell office:value-type="float" office:value="12.439">
            <text:p>12,439</text:p>
          </table:table-cell>
          <table:table-cell office:value-type="float" office:value="12.233">
            <text:p>12,233</text:p>
          </table:table-cell>
          <table:table-cell office:value-type="float" office:value="12.674">
            <text:p>12,674</text:p>
          </table:table-cell>
          <table:table-cell table:number-columns-repeated="1001"/>
        </table:table-row>
        <table:table-row table:style-name="ro2">
          <table:table-cell office:value-type="float" office:value="20150401">
            <text:p>20150401</text:p>
          </table:table-cell>
          <table:table-cell office:value-type="string">
            <text:p>NOM2</text:p>
          </table:table-cell>
          <table:table-cell office:value-type="string">
            <text:p>PRENOM2</text:p>
          </table:table-cell>
          <table:table-cell table:style-name="ce8"/>
          <table:table-cell table:style-name="ce8" office:value-type="float" office:value="13.067">
            <text:p>13,067</text:p>
          </table:table-cell>
          <table:table-cell table:style-name="ce8"/>
          <table:table-cell table:style-name="ce8" office:value-type="float" office:value="16.112">
            <text:p>16,112</text:p>
          </table:table-cell>
          <table:table-cell table:style-name="ce8" office:value-type="float" office:value="13.067">
            <text:p>13,067</text:p>
          </table:table-cell>
          <table:table-cell table:style-name="ce8"/>
          <table:table-cell table:style-name="ce8" office:value-type="float" office:value="14.97">
            <text:p>14,97</text:p>
          </table:table-cell>
          <table:table-cell table:style-name="ce8" office:value-type="float" office:value="13.598">
            <text:p>13,598</text:p>
          </table:table-cell>
          <table:table-cell table:style-name="ce8" office:value-type="float" office:value="8.918">
            <text:p>8,918</text:p>
          </table:table-cell>
          <table:table-cell table:style-name="ce8" office:value-type="float" office:value="8.233">
            <text:p>8,233</text:p>
          </table:table-cell>
          <table:table-cell table:style-name="ce8" office:value-type="float" office:value="8.5">
            <text:p>8,5</text:p>
          </table:table-cell>
          <table:table-cell table:style-name="ce8" office:value-type="float" office:value="12.663">
            <text:p>12,663</text:p>
          </table:table-cell>
          <table:table-cell table:style-name="ce8" office:value-type="float" office:value="8.085">
            <text:p>8,085</text:p>
          </table:table-cell>
          <table:table-cell table:style-name="ce8" office:value-type="float" office:value="7.903">
            <text:p>7,903</text:p>
          </table:table-cell>
          <table:table-cell table:style-name="ce8" office:value-type="float" office:value="8.898">
            <text:p>8,898</text:p>
          </table:table-cell>
          <table:table-cell table:style-name="ce8" office:value-type="float" office:value="8.5">
            <text:p>8,5</text:p>
          </table:table-cell>
          <table:table-cell table:style-name="ce8" office:value-type="float" office:value="12.663">
            <text:p>12,663</text:p>
          </table:table-cell>
          <table:table-cell table:style-name="ce8" office:value-type="float" office:value="10.905">
            <text:p>10,905</text:p>
          </table:table-cell>
          <table:table-cell table:style-name="ce8" office:value-type="float" office:value="11.526">
            <text:p>11,526</text:p>
          </table:table-cell>
          <table:table-cell table:style-name="ce8" office:value-type="float" office:value="10.196">
            <text:p>10,196</text:p>
          </table:table-cell>
          <table:table-cell table:number-columns-repeated="1001"/>
        </table:table-row>
        <table:table-row table:style-name="ro2">
          <table:table-cell office:value-type="float" office:value="20150402">
            <text:p>20150402</text:p>
          </table:table-cell>
          <table:table-cell office:value-type="string">
            <text:p>NOM3</text:p>
          </table:table-cell>
          <table:table-cell office:value-type="string">
            <text:p>PRENOM3</text:p>
          </table:table-cell>
          <table:table-cell/>
          <table:table-cell office:value-type="float" office:value="13.229">
            <text:p>13,229</text:p>
          </table:table-cell>
          <table:table-cell/>
          <table:table-cell office:value-type="float" office:value="15.2">
            <text:p>15,2</text:p>
          </table:table-cell>
          <table:table-cell office:value-type="float" office:value="13.229">
            <text:p>13,229</text:p>
          </table:table-cell>
          <table:table-cell/>
          <table:table-cell office:value-type="float" office:value="14.461">
            <text:p>14,461</text:p>
          </table:table-cell>
          <table:table-cell office:value-type="float" office:value="14.275">
            <text:p>14,275</text:p>
          </table:table-cell>
          <table:table-cell office:value-type="float" office:value="13.505">
            <text:p>13,505</text:p>
          </table:table-cell>
          <table:table-cell office:value-type="float" office:value="9.845">
            <text:p>9,845</text:p>
          </table:table-cell>
          <table:table-cell office:value-type="float" office:value="11">
            <text:p>11</text:p>
          </table:table-cell>
          <table:table-cell office:value-type="float" office:value="14.819">
            <text:p>14,819</text:p>
          </table:table-cell>
          <table:table-cell office:value-type="float" office:value="12.453">
            <text:p>12,453</text:p>
          </table:table-cell>
          <table:table-cell office:value-type="float" office:value="14.42">
            <text:p>14,42</text:p>
          </table:table-cell>
          <table:table-cell office:value-type="float" office:value="13.508">
            <text:p>13,508</text:p>
          </table:table-cell>
          <table:table-cell office:value-type="float" office:value="11">
            <text:p>11</text:p>
          </table:table-cell>
          <table:table-cell office:value-type="float" office:value="14.819">
            <text:p>14,819</text:p>
          </table:table-cell>
          <table:table-cell office:value-type="float" office:value="13.559">
            <text:p>13,559</text:p>
          </table:table-cell>
          <table:table-cell office:value-type="float" office:value="13.443">
            <text:p>13,443</text:p>
          </table:table-cell>
          <table:table-cell office:value-type="float" office:value="13.691">
            <text:p>13,691</text:p>
          </table:table-cell>
          <table:table-cell table:number-columns-repeated="1001"/>
        </table:table-row>
        <table:table-row table:style-name="ro2">
          <table:table-cell office:value-type="float" office:value="20150403">
            <text:p>20150403</text:p>
          </table:table-cell>
          <table:table-cell office:value-type="string">
            <text:p>NOM4</text:p>
          </table:table-cell>
          <table:table-cell office:value-type="string">
            <text:p>PRENOM4</text:p>
          </table:table-cell>
          <table:table-cell table:style-name="ce8" table:number-columns-repeated="3"/>
          <table:table-cell table:style-name="ce8" office:value-type="float" office:value="14.904">
            <text:p>14,904</text:p>
          </table:table-cell>
          <table:table-cell table:number-columns-repeated="2" table:style-name="ce8" office:value-type="float" office:value="10.493">
            <text:p>10,493</text:p>
          </table:table-cell>
          <table:table-cell table:style-name="ce8" office:value-type="float" office:value="13.25">
            <text:p>13,25</text:p>
          </table:table-cell>
          <table:table-cell table:style-name="ce8" office:value-type="float" office:value="12.533">
            <text:p>12,533</text:p>
          </table:table-cell>
          <table:table-cell table:style-name="ce8" office:value-type="float" office:value="11.835">
            <text:p>11,835</text:p>
          </table:table-cell>
          <table:table-cell table:style-name="ce8" office:value-type="float" office:value="8.565">
            <text:p>8,565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3.538">
            <text:p>13,538</text:p>
          </table:table-cell>
          <table:table-cell table:style-name="ce8" office:value-type="float" office:value="12.66">
            <text:p>12,66</text:p>
          </table:table-cell>
          <table:table-cell table:style-name="ce8" office:value-type="float" office:value="7.815">
            <text:p>7,815</text:p>
          </table:table-cell>
          <table:table-cell table:style-name="ce8" office:value-type="float" office:value="14.138">
            <text:p>14,138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3.538">
            <text:p>13,538</text:p>
          </table:table-cell>
          <table:table-cell table:style-name="ce8" office:value-type="float" office:value="12.268">
            <text:p>12,268</text:p>
          </table:table-cell>
          <table:table-cell table:style-name="ce8" office:value-type="float" office:value="12.225">
            <text:p>12,225</text:p>
          </table:table-cell>
          <table:table-cell table:style-name="ce8" office:value-type="float" office:value="12.318">
            <text:p>12,318</text:p>
          </table:table-cell>
          <table:table-cell table:number-columns-repeated="1001"/>
        </table:table-row>
        <table:table-row table:style-name="ro2">
          <table:table-cell office:value-type="float" office:value="20150404">
            <text:p>20150404</text:p>
          </table:table-cell>
          <table:table-cell office:value-type="string">
            <text:p>NOM5</text:p>
          </table:table-cell>
          <table:table-cell office:value-type="string">
            <text:p>PRENOM5</text:p>
          </table:table-cell>
          <table:table-cell/>
          <table:table-cell office:value-type="float" office:value="15.013">
            <text:p>15,013</text:p>
          </table:table-cell>
          <table:table-cell/>
          <table:table-cell office:value-type="float" office:value="14.4">
            <text:p>14,4</text:p>
          </table:table-cell>
          <table:table-cell office:value-type="float" office:value="15.013">
            <text:p>15,013</text:p>
          </table:table-cell>
          <table:table-cell/>
          <table:table-cell office:value-type="float" office:value="14.63">
            <text:p>14,63</text:p>
          </table:table-cell>
          <table:table-cell office:value-type="float" office:value="11.758">
            <text:p>11,758</text:p>
          </table:table-cell>
          <table:table-cell office:value-type="float" office:value="14.515">
            <text:p>14,515</text:p>
          </table:table-cell>
          <table:table-cell office:value-type="float" office:value="12.895">
            <text:p>12,895</text:p>
          </table:table-cell>
          <table:table-cell office:value-type="float" office:value="7">
            <text:p>7</text:p>
          </table:table-cell>
          <table:table-cell office:value-type="float" office:value="13.913">
            <text:p>13,913</text:p>
          </table:table-cell>
          <table:table-cell office:value-type="float" office:value="9.49">
            <text:p>9,49</text:p>
          </table:table-cell>
          <table:table-cell office:value-type="float" office:value="12.85">
            <text:p>12,85</text:p>
          </table:table-cell>
          <table:table-cell office:value-type="float" office:value="11.188">
            <text:p>11,188</text:p>
          </table:table-cell>
          <table:table-cell office:value-type="float" office:value="7">
            <text:p>7</text:p>
          </table:table-cell>
          <table:table-cell office:value-type="float" office:value="13.913">
            <text:p>13,913</text:p>
          </table:table-cell>
          <table:table-cell office:value-type="float" office:value="12.32">
            <text:p>12,32</text:p>
          </table:table-cell>
          <table:table-cell office:value-type="float" office:value="12.817">
            <text:p>12,817</text:p>
          </table:table-cell>
          <table:table-cell office:value-type="float" office:value="11.752">
            <text:p>11,752</text:p>
          </table:table-cell>
          <table:table-cell table:number-columns-repeated="1001"/>
        </table:table-row>
        <table:table-row table:style-name="ro2">
          <table:table-cell office:value-type="float" office:value="20150405">
            <text:p>20150405</text:p>
          </table:table-cell>
          <table:table-cell office:value-type="string">
            <text:p>NOM6</text:p>
          </table:table-cell>
          <table:table-cell office:value-type="string">
            <text:p>PRENOM6</text:p>
          </table:table-cell>
          <table:table-cell table:style-name="ce8"/>
          <table:table-cell table:style-name="ce8" office:value-type="float" office:value="13.067">
            <text:p>13,067</text:p>
          </table:table-cell>
          <table:table-cell table:style-name="ce8"/>
          <table:table-cell table:style-name="ce8" office:value-type="float" office:value="13.712">
            <text:p>13,712</text:p>
          </table:table-cell>
          <table:table-cell table:style-name="ce8" office:value-type="float" office:value="13.067">
            <text:p>13,067</text:p>
          </table:table-cell>
          <table:table-cell table:style-name="ce8"/>
          <table:table-cell table:style-name="ce8" office:value-type="float" office:value="13.47">
            <text:p>13,47</text:p>
          </table:table-cell>
          <table:table-cell table:style-name="ce8" office:value-type="float" office:value="14.205">
            <text:p>14,205</text:p>
          </table:table-cell>
          <table:table-cell table:style-name="ce8" office:value-type="float" office:value="12.248">
            <text:p>12,248</text:p>
          </table:table-cell>
          <table:table-cell table:style-name="ce8" office:value-type="float" office:value="10.348">
            <text:p>10,348</text:p>
          </table:table-cell>
          <table:table-cell table:style-name="ce8" office:value-type="float" office:value="13.5">
            <text:p>13,5</text:p>
          </table:table-cell>
          <table:table-cell table:style-name="ce8" office:value-type="float" office:value="14.307">
            <text:p>14,307</text:p>
          </table:table-cell>
          <table:table-cell table:style-name="ce8" office:value-type="float" office:value="13.5">
            <text:p>13,5</text:p>
          </table:table-cell>
          <table:table-cell table:style-name="ce8" office:value-type="float" office:value="14.963">
            <text:p>14,963</text:p>
          </table:table-cell>
          <table:table-cell table:style-name="ce8" office:value-type="float" office:value="15.598">
            <text:p>15,598</text:p>
          </table:table-cell>
          <table:table-cell table:style-name="ce8" office:value-type="float" office:value="13.5">
            <text:p>13,5</text:p>
          </table:table-cell>
          <table:table-cell table:style-name="ce8" office:value-type="float" office:value="14.307">
            <text:p>14,307</text:p>
          </table:table-cell>
          <table:table-cell table:style-name="ce8" office:value-type="float" office:value="13.812">
            <text:p>13,812</text:p>
          </table:table-cell>
          <table:table-cell table:style-name="ce8" office:value-type="float" office:value="13.337">
            <text:p>13,337</text:p>
          </table:table-cell>
          <table:table-cell table:style-name="ce8" office:value-type="float" office:value="14.355">
            <text:p>14,355</text:p>
          </table:table-cell>
          <table:table-cell table:number-columns-repeated="1001"/>
        </table:table-row>
        <table:table-row table:style-name="ro2">
          <table:table-cell office:value-type="float" office:value="20150406">
            <text:p>20150406</text:p>
          </table:table-cell>
          <table:table-cell office:value-type="string">
            <text:p>NOM7</text:p>
          </table:table-cell>
          <table:table-cell office:value-type="string">
            <text:p>PRENOM7</text:p>
          </table:table-cell>
          <table:table-cell/>
          <table:table-cell office:value-type="float" office:value="14.309">
            <text:p>14,309</text:p>
          </table:table-cell>
          <table:table-cell/>
          <table:table-cell office:value-type="float" office:value="14.504">
            <text:p>14,504</text:p>
          </table:table-cell>
          <table:table-cell office:value-type="float" office:value="14.309">
            <text:p>14,309</text:p>
          </table:table-cell>
          <table:table-cell/>
          <table:table-cell office:value-type="float" office:value="14.431">
            <text:p>14,431</text:p>
          </table:table-cell>
          <table:table-cell office:value-type="float" office:value="14.613">
            <text:p>14,613</text:p>
          </table:table-cell>
          <table:table-cell office:value-type="float" office:value="11.66">
            <text:p>11,66</text:p>
          </table:table-cell>
          <table:table-cell office:value-type="float" office:value="14.628">
            <text:p>14,628</text:p>
          </table:table-cell>
          <table:table-cell office:value-type="float" office:value="15">
            <text:p>15</text:p>
          </table:table-cell>
          <table:table-cell office:value-type="float" office:value="16.976">
            <text:p>16,976</text:p>
          </table:table-cell>
          <table:table-cell office:value-type="float" office:value="16.66">
            <text:p>16,66</text:p>
          </table:table-cell>
          <table:table-cell office:value-type="float" office:value="14.67">
            <text:p>14,67</text:p>
          </table:table-cell>
          <table:table-cell office:value-type="float" office:value="14.375">
            <text:p>14,375</text:p>
          </table:table-cell>
          <table:table-cell office:value-type="float" office:value="15">
            <text:p>15</text:p>
          </table:table-cell>
          <table:table-cell office:value-type="float" office:value="16.976">
            <text:p>16,976</text:p>
          </table:table-cell>
          <table:table-cell office:value-type="float" office:value="15.527">
            <text:p>15,527</text:p>
          </table:table-cell>
          <table:table-cell office:value-type="float" office:value="15.158">
            <text:p>15,158</text:p>
          </table:table-cell>
          <table:table-cell office:value-type="float" office:value="15.948">
            <text:p>15,948</text:p>
          </table:table-cell>
          <table:table-cell table:number-columns-repeated="1001"/>
        </table:table-row>
        <table:table-row table:style-name="ro2">
          <table:table-cell office:value-type="float" office:value="20150407">
            <text:p>20150407</text:p>
          </table:table-cell>
          <table:table-cell office:value-type="string">
            <text:p>NOM8</text:p>
          </table:table-cell>
          <table:table-cell office:value-type="string">
            <text:p>PRENOM8</text:p>
          </table:table-cell>
          <table:table-cell table:style-name="ce8" table:number-columns-repeated="3"/>
          <table:table-cell table:style-name="ce8" office:value-type="float" office:value="16.704">
            <text:p>16,704</text:p>
          </table:table-cell>
          <table:table-cell table:number-columns-repeated="2" table:style-name="ce8" office:value-type="float" office:value="10.467">
            <text:p>10,467</text:p>
          </table:table-cell>
          <table:table-cell table:style-name="ce8" office:value-type="float" office:value="14.365">
            <text:p>14,365</text:p>
          </table:table-cell>
          <table:table-cell table:style-name="ce8" office:value-type="float" office:value="13.84">
            <text:p>13,84</text:p>
          </table:table-cell>
          <table:table-cell table:style-name="ce8" office:value-type="float" office:value="12.835">
            <text:p>12,835</text:p>
          </table:table-cell>
          <table:table-cell table:style-name="ce8" office:value-type="float" office:value="8.545">
            <text:p>8,545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0.601">
            <text:p>10,601</text:p>
          </table:table-cell>
          <table:table-cell table:style-name="ce8" office:value-type="float" office:value="10.963">
            <text:p>10,963</text:p>
          </table:table-cell>
          <table:table-cell table:style-name="ce8" office:value-type="float" office:value="7.98">
            <text:p>7,98</text:p>
          </table:table-cell>
          <table:table-cell table:style-name="ce8" office:value-type="float" office:value="12.618">
            <text:p>12,618</text:p>
          </table:table-cell>
          <table:table-cell table:style-name="ce8" office:value-type="float" office:value="12">
            <text:p>12</text:p>
          </table:table-cell>
          <table:table-cell table:style-name="ce8" office:value-type="float" office:value="10.601">
            <text:p>10,601</text:p>
          </table:table-cell>
          <table:table-cell table:style-name="ce8" office:value-type="float" office:value="11.25">
            <text:p>11,25</text:p>
          </table:table-cell>
          <table:table-cell table:style-name="ce8" office:value-type="float" office:value="11.674">
            <text:p>11,674</text:p>
          </table:table-cell>
          <table:table-cell table:style-name="ce8" office:value-type="float" office:value="10.766">
            <text:p>10,766</text:p>
          </table:table-cell>
          <table:table-cell table:number-columns-repeated="1001"/>
        </table:table-row>
        <table:table-row table:style-name="ro2">
          <table:table-cell office:value-type="float" office:value="20150408">
            <text:p>20150408</text:p>
          </table:table-cell>
          <table:table-cell office:value-type="string">
            <text:p>NOM9</text:p>
          </table:table-cell>
          <table:table-cell office:value-type="string">
            <text:p>PRENOM9</text:p>
          </table:table-cell>
          <table:table-cell table:number-columns-repeated="3"/>
          <table:table-cell office:value-type="float" office:value="16.504">
            <text:p>16,504</text:p>
          </table:table-cell>
          <table:table-cell table:number-columns-repeated="2" office:value-type="float" office:value="14.987">
            <text:p>14,987</text:p>
          </table:table-cell>
          <table:table-cell office:value-type="float" office:value="15.935">
            <text:p>15,935</text:p>
          </table:table-cell>
          <table:table-cell office:value-type="float" office:value="10.778">
            <text:p>10,778</text:p>
          </table:table-cell>
          <table:table-cell office:value-type="float" office:value="1.568">
            <text:p>1,568</text:p>
          </table:table-cell>
          <table:table-cell office:value-type="float" office:value="11.273">
            <text:p>11,273</text:p>
          </table:table-cell>
          <table:table-cell office:value-type="float" office:value="9.5">
            <text:p>9,5</text:p>
          </table:table-cell>
          <table:table-cell office:value-type="float" office:value="16.877">
            <text:p>16,877</text:p>
          </table:table-cell>
          <table:table-cell office:value-type="float" office:value="10.33">
            <text:p>10,33</text:p>
          </table:table-cell>
          <table:table-cell office:value-type="float" office:value="7.568">
            <text:p>7,568</text:p>
          </table:table-cell>
          <table:table-cell office:value-type="float" office:value="5.51">
            <text:p>5,51</text:p>
          </table:table-cell>
          <table:table-cell office:value-type="float" office:value="9.5">
            <text:p>9,5</text:p>
          </table:table-cell>
          <table:table-cell office:value-type="float" office:value="16.877">
            <text:p>16,877</text:p>
          </table:table-cell>
          <table:table-cell office:value-type="float" office:value="12.215">
            <text:p>12,215</text:p>
          </table:table-cell>
          <table:table-cell office:value-type="float" office:value="12.461">
            <text:p>12,461</text:p>
          </table:table-cell>
          <table:table-cell office:value-type="float" office:value="11.934">
            <text:p>11,934</text:p>
          </table:table-cell>
          <table:table-cell table:number-columns-repeated="1001"/>
        </table:table-row>
        <table:table-row table:style-name="ro2">
          <table:table-cell office:value-type="float" office:value="20150409">
            <text:p>20150409</text:p>
          </table:table-cell>
          <table:table-cell office:value-type="string">
            <text:p>NOM10</text:p>
          </table:table-cell>
          <table:table-cell office:value-type="string">
            <text:p>PRENOM10</text:p>
          </table:table-cell>
          <table:table-cell table:style-name="ce8"/>
          <table:table-cell table:style-name="ce8" office:value-type="float" office:value="9.371">
            <text:p>9,371</text:p>
          </table:table-cell>
          <table:table-cell table:style-name="ce8"/>
          <table:table-cell table:style-name="ce8" office:value-type="float" office:value="9.472">
            <text:p>9,472</text:p>
          </table:table-cell>
          <table:table-cell table:style-name="ce8" office:value-type="float" office:value="9.371">
            <text:p>9,371</text:p>
          </table:table-cell>
          <table:table-cell table:style-name="ce8"/>
          <table:table-cell table:style-name="ce8" office:value-type="float" office:value="9.434">
            <text:p>9,434</text:p>
          </table:table-cell>
          <table:table-cell table:style-name="ce8" office:value-type="float" office:value="13.52">
            <text:p>13,52</text:p>
          </table:table-cell>
          <table:table-cell table:style-name="ce8" office:value-type="float" office:value="13.66">
            <text:p>13,66</text:p>
          </table:table-cell>
          <table:table-cell table:style-name="ce8" office:value-type="float" office:value="12.795">
            <text:p>12,795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3.142">
            <text:p>13,142</text:p>
          </table:table-cell>
          <table:table-cell table:style-name="ce8" office:value-type="float" office:value="13.473">
            <text:p>13,473</text:p>
          </table:table-cell>
          <table:table-cell table:style-name="ce8" office:value-type="float" office:value="13.16">
            <text:p>13,16</text:p>
          </table:table-cell>
          <table:table-cell table:style-name="ce8" office:value-type="float" office:value="15.325">
            <text:p>15,325</text:p>
          </table:table-cell>
          <table:table-cell table:style-name="ce8" office:value-type="float" office:value="17">
            <text:p>17</text:p>
          </table:table-cell>
          <table:table-cell table:style-name="ce8" office:value-type="float" office:value="13.142">
            <text:p>13,142</text:p>
          </table:table-cell>
          <table:table-cell table:style-name="ce8" office:value-type="float" office:value="13.614">
            <text:p>13,614</text:p>
          </table:table-cell>
          <table:table-cell table:style-name="ce8" office:value-type="float" office:value="13.229">
            <text:p>13,229</text:p>
          </table:table-cell>
          <table:table-cell table:style-name="ce8" office:value-type="float" office:value="14.055">
            <text:p>14,055</text:p>
          </table:table-cell>
          <table:table-cell table:number-columns-repeated="1001"/>
        </table:table-row>
        <table:table-row table:style-name="ro2">
          <table:table-cell office:value-type="float" office:value="20150410">
            <text:p>20150410</text:p>
          </table:table-cell>
          <table:table-cell office:value-type="string">
            <text:p>NOM11</text:p>
          </table:table-cell>
          <table:table-cell office:value-type="string">
            <text:p>PRENOM11</text:p>
          </table:table-cell>
          <table:table-cell/>
          <table:table-cell office:value-type="float" office:value="13.5">
            <text:p>13,5</text:p>
          </table:table-cell>
          <table:table-cell/>
          <table:table-cell office:value-type="float" office:value="14.184">
            <text:p>14,184</text:p>
          </table:table-cell>
          <table:table-cell office:value-type="float" office:value="13.5">
            <text:p>13,5</text:p>
          </table:table-cell>
          <table:table-cell/>
          <table:table-cell office:value-type="float" office:value="13.928">
            <text:p>13,928</text:p>
          </table:table-cell>
          <table:table-cell office:value-type="float" office:value="14.235">
            <text:p>14,235</text:p>
          </table:table-cell>
          <table:table-cell office:value-type="float" office:value="16.34">
            <text:p>16,34</text:p>
          </table:table-cell>
          <table:table-cell office:value-type="float" office:value="13.493">
            <text:p>13,493</text:p>
          </table:table-cell>
          <table:table-cell office:value-type="float" office:value="13">
            <text:p>13</text:p>
          </table:table-cell>
          <table:table-cell office:value-type="float" office:value="17.068">
            <text:p>17,068</text:p>
          </table:table-cell>
          <table:table-cell office:value-type="float" office:value="12.793">
            <text:p>12,793</text:p>
          </table:table-cell>
          <table:table-cell office:value-type="float" office:value="13.54">
            <text:p>13,54</text:p>
          </table:table-cell>
          <table:table-cell office:value-type="float" office:value="14.048">
            <text:p>14,048</text:p>
          </table:table-cell>
          <table:table-cell office:value-type="float" office:value="13">
            <text:p>13</text:p>
          </table:table-cell>
          <table:table-cell office:value-type="float" office:value="17.068">
            <text:p>17,068</text:p>
          </table:table-cell>
          <table:table-cell office:value-type="float" office:value="15.119">
            <text:p>15,119</text:p>
          </table:table-cell>
          <table:table-cell office:value-type="float" office:value="15.275">
            <text:p>15,275</text:p>
          </table:table-cell>
          <table:table-cell office:value-type="float" office:value="14.941">
            <text:p>14,941</text:p>
          </table:table-cell>
          <table:table-cell table:number-columns-repeated="1001"/>
        </table:table-row>
        <table:table-row table:style-name="ro2">
          <table:table-cell office:value-type="float" office:value="20150411">
            <text:p>20150411</text:p>
          </table:table-cell>
          <table:table-cell office:value-type="string">
            <text:p>NOM12</text:p>
          </table:table-cell>
          <table:table-cell office:value-type="string">
            <text:p>PRENOM12</text:p>
          </table:table-cell>
          <table:table-cell table:style-name="ce8"/>
          <table:table-cell table:style-name="ce8" office:value-type="float" office:value="15.377">
            <text:p>15,377</text:p>
          </table:table-cell>
          <table:table-cell table:style-name="ce8"/>
          <table:table-cell table:style-name="ce8" office:value-type="float" office:value="16.72">
            <text:p>16,72</text:p>
          </table:table-cell>
          <table:table-cell table:style-name="ce8" office:value-type="float" office:value="15.377">
            <text:p>15,377</text:p>
          </table:table-cell>
          <table:table-cell table:style-name="ce8"/>
          <table:table-cell table:style-name="ce8" office:value-type="float" office:value="16.216">
            <text:p>16,216</text:p>
          </table:table-cell>
          <table:table-cell table:style-name="ce8" office:value-type="float" office:value="12.688">
            <text:p>12,688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2.505">
            <text:p>12,505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5.583">
            <text:p>15,583</text:p>
          </table:table-cell>
          <table:table-cell table:style-name="ce8" office:value-type="float" office:value="13.49">
            <text:p>13,49</text:p>
          </table:table-cell>
          <table:table-cell table:style-name="ce8" office:value-type="float" office:value="14.42">
            <text:p>14,42</text:p>
          </table:table-cell>
          <table:table-cell table:style-name="ce8" office:value-type="float" office:value="12.655">
            <text:p>12,655</text:p>
          </table:table-cell>
          <table:table-cell table:style-name="ce8" office:value-type="float" office:value="11">
            <text:p>11</text:p>
          </table:table-cell>
          <table:table-cell table:style-name="ce8" office:value-type="float" office:value="15.583">
            <text:p>15,583</text:p>
          </table:table-cell>
          <table:table-cell table:style-name="ce8" office:value-type="float" office:value="13.898">
            <text:p>13,898</text:p>
          </table:table-cell>
          <table:table-cell table:style-name="ce8" office:value-type="float" office:value="13.77">
            <text:p>13,77</text:p>
          </table:table-cell>
          <table:table-cell table:style-name="ce8" office:value-type="float" office:value="14.045">
            <text:p>14,045</text:p>
          </table:table-cell>
          <table:table-cell table:number-columns-repeated="1001"/>
        </table:table-row>
        <table:table-row table:style-name="ro2">
          <table:table-cell office:value-type="float" office:value="20150412">
            <text:p>20150412</text:p>
          </table:table-cell>
          <table:table-cell office:value-type="string">
            <text:p>NOM13</text:p>
          </table:table-cell>
          <table:table-cell office:value-type="string">
            <text:p>PRENOM13</text:p>
          </table:table-cell>
          <table:table-cell/>
          <table:table-cell office:value-type="float" office:value="12.168">
            <text:p>12,168</text:p>
          </table:table-cell>
          <table:table-cell/>
          <table:table-cell office:value-type="float" office:value="11.696">
            <text:p>11,696</text:p>
          </table:table-cell>
          <table:table-cell office:value-type="float" office:value="12.168">
            <text:p>12,168</text:p>
          </table:table-cell>
          <table:table-cell/>
          <table:table-cell office:value-type="float" office:value="11.873">
            <text:p>11,873</text:p>
          </table:table-cell>
          <table:table-cell office:value-type="float" office:value="10.46">
            <text:p>10,46</text:p>
          </table:table-cell>
          <table:table-cell office:value-type="float" office:value="15.845">
            <text:p>15,845</text:p>
          </table:table-cell>
          <table:table-cell office:value-type="float" office:value="9.775">
            <text:p>9,775</text:p>
          </table:table-cell>
          <table:table-cell office:value-type="float" office:value="10">
            <text:p>10</text:p>
          </table:table-cell>
          <table:table-cell office:value-type="float" office:value="12.367">
            <text:p>12,367</text:p>
          </table:table-cell>
          <table:table-cell office:value-type="float" office:value="11.453">
            <text:p>11,453</text:p>
          </table:table-cell>
          <table:table-cell office:value-type="float" office:value="14.72">
            <text:p>14,72</text:p>
          </table:table-cell>
          <table:table-cell office:value-type="float" office:value="10.539">
            <text:p>10,539</text:p>
          </table:table-cell>
          <table:table-cell office:value-type="float" office:value="10">
            <text:p>10</text:p>
          </table:table-cell>
          <table:table-cell office:value-type="float" office:value="12.367">
            <text:p>12,367</text:p>
          </table:table-cell>
          <table:table-cell office:value-type="float" office:value="11.924">
            <text:p>11,924</text:p>
          </table:table-cell>
          <table:table-cell office:value-type="float" office:value="11.882">
            <text:p>11,882</text:p>
          </table:table-cell>
          <table:table-cell office:value-type="float" office:value="11.973">
            <text:p>11,973</text:p>
          </table:table-cell>
          <table:table-cell table:number-columns-repeated="1001"/>
        </table:table-row>
        <table:table-row table:style-name="ro3">
          <table:table-cell table:style-name="ce3" table:number-columns-repeated="23"/>
          <table:table-cell table:number-columns-repeated="1001"/>
        </table:table-row>
      </table:table>
      <table:table table:name="EPR" table:style-name="ta2" table:print="false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4"/>
        <table:table-column table:style-name="co1" table:number-columns-repeated="39" table:default-cell-style-name="ce11"/>
        <table:table-column table:style-name="co2" table:default-cell-style-name="ce3"/>
        <table:table-column table:style-name="co3" table:number-columns-repeated="981" table:default-cell-style-name="ce3"/>
        <table:table-row table:style-name="ro1">
          <table:table-cell table:style-name="ce9" office:value-type="string">
            <text:p>codeETU</text:p>
          </table:table-cell>
          <table:table-cell table:style-name="ce9" office:value-type="string">
            <text:p>NOM</text:p>
          </table:table-cell>
          <table:table-cell table:style-name="ce10" office:value-type="string">
            <text:p>PRENOM</text:p>
          </table:table-cell>
          <table:table-cell table:style-name="ce6" office:value-type="string">
            <text:p>714EN034P1</text:p>
          </table:table-cell>
          <table:table-cell table:style-name="ce6" office:value-type="string">
            <text:p>714EN034T1</text:p>
          </table:table-cell>
          <table:table-cell table:style-name="ce6" office:value-type="string">
            <text:p>714EN035P1</text:p>
          </table:table-cell>
          <table:table-cell table:style-name="ce6" office:value-type="string">
            <text:p>714EN035T1</text:p>
          </table:table-cell>
          <table:table-cell table:style-name="ce6" office:value-type="string">
            <text:p>714EN102P2</text:p>
          </table:table-cell>
          <table:table-cell table:style-name="ce6" office:value-type="string">
            <text:p>714EN102P3</text:p>
          </table:table-cell>
          <table:table-cell table:style-name="ce6" office:value-type="string">
            <text:p>714EN102P4</text:p>
          </table:table-cell>
          <table:table-cell table:style-name="ce6" office:value-type="string">
            <text:p>714EN102P5</text:p>
          </table:table-cell>
          <table:table-cell table:style-name="ce6" office:value-type="string">
            <text:p>714EN102P6</text:p>
          </table:table-cell>
          <table:table-cell table:style-name="ce6" office:value-type="string">
            <text:p>714EN102P7</text:p>
          </table:table-cell>
          <table:table-cell table:style-name="ce6" office:value-type="string">
            <text:p>714EN103P1</text:p>
          </table:table-cell>
          <table:table-cell table:style-name="ce6" office:value-type="string">
            <text:p>714EN103P2</text:p>
          </table:table-cell>
          <table:table-cell table:style-name="ce6" office:value-type="string">
            <text:p>714EN104P2</text:p>
          </table:table-cell>
          <table:table-cell table:style-name="ce6" office:value-type="string">
            <text:p>714EN104P3</text:p>
          </table:table-cell>
          <table:table-cell table:style-name="ce6" office:value-type="string">
            <text:p>714EN104P5</text:p>
          </table:table-cell>
          <table:table-cell table:style-name="ce6" office:value-type="string">
            <text:p>714EN104T1</text:p>
          </table:table-cell>
          <table:table-cell table:style-name="ce6" office:value-type="string">
            <text:p>714EN105P1</text:p>
          </table:table-cell>
          <table:table-cell table:style-name="ce6" office:value-type="string">
            <text:p>714EN106P1</text:p>
          </table:table-cell>
          <table:table-cell table:style-name="ce6" office:value-type="string">
            <text:p>714EN106P2</text:p>
          </table:table-cell>
          <table:table-cell table:style-name="ce6" office:value-type="string">
            <text:p>714EN106P3</text:p>
          </table:table-cell>
          <table:table-cell table:style-name="ce6" office:value-type="string">
            <text:p>714EN121P1</text:p>
          </table:table-cell>
          <table:table-cell table:style-name="ce6" office:value-type="string">
            <text:p>714EN121P2</text:p>
          </table:table-cell>
          <table:table-cell table:style-name="ce6" office:value-type="string">
            <text:p>714EN121T1</text:p>
          </table:table-cell>
          <table:table-cell table:style-name="ce6" office:value-type="string">
            <text:p>714EN123P1</text:p>
          </table:table-cell>
          <table:table-cell table:style-name="ce6" office:value-type="string">
            <text:p>714EN123T1</text:p>
          </table:table-cell>
          <table:table-cell table:style-name="ce6" office:value-type="string">
            <text:p>714EN201P1</text:p>
          </table:table-cell>
          <table:table-cell table:style-name="ce6" office:value-type="string">
            <text:p>714EN201P2</text:p>
          </table:table-cell>
          <table:table-cell table:style-name="ce6" office:value-type="string">
            <text:p>714EN201T1</text:p>
          </table:table-cell>
          <table:table-cell table:style-name="ce6" office:value-type="string">
            <text:p>714EN202P1</text:p>
          </table:table-cell>
          <table:table-cell table:style-name="ce6" office:value-type="string">
            <text:p>714EN202P2</text:p>
          </table:table-cell>
          <table:table-cell table:style-name="ce6" office:value-type="string">
            <text:p>714EN202P3</text:p>
          </table:table-cell>
          <table:table-cell table:style-name="ce6" office:value-type="string">
            <text:p>714EN202P4</text:p>
          </table:table-cell>
          <table:table-cell table:style-name="ce6" office:value-type="string">
            <text:p>714EN203P2</text:p>
          </table:table-cell>
          <table:table-cell table:style-name="ce6" office:value-type="string">
            <text:p>714EN203P4</text:p>
          </table:table-cell>
          <table:table-cell table:style-name="ce6" office:value-type="string">
            <text:p>714EN203T2</text:p>
          </table:table-cell>
          <table:table-cell table:style-name="ce6" office:value-type="string">
            <text:p>714EN204P1</text:p>
          </table:table-cell>
          <table:table-cell table:style-name="ce6" office:value-type="string">
            <text:p>714EN205P1</text:p>
          </table:table-cell>
          <table:table-cell table:style-name="ce6" office:value-type="string">
            <text:p>714EN205P2</text:p>
          </table:table-cell>
          <table:table-cell table:style-name="ce6" office:value-type="string">
            <text:p>714EN205P3</text:p>
          </table:table-cell>
          <table:table-cell table:number-columns-repeated="982"/>
        </table:table-row>
        <table:table-row table:style-name="ro2">
          <table:table-cell office:value-type="float" office:value="20150400">
            <text:p>20150400</text:p>
          </table:table-cell>
          <table:table-cell office:value-type="string">
            <text:p>NOM1</text:p>
          </table:table-cell>
          <table:table-cell office:value-type="string">
            <text:p>PRENOM1</text:p>
          </table:table-cell>
          <table:table-cell table:number-columns-repeated="2"/>
          <table:table-cell table:number-columns-repeated="2" office:value-type="float" office:value="14">
            <text:p>14</text:p>
          </table:table-cell>
          <table:table-cell office:value-type="float" office:value="10.5">
            <text:p>10,5</text:p>
          </table:table-cell>
          <table:table-cell office:value-type="float" office:value="14">
            <text:p>14</text:p>
          </table:table-cell>
          <table:table-cell table:number-columns-repeated="2"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1.71">
            <text:p>11,71</text:p>
          </table:table-cell>
          <table:table-cell table:number-columns-repeated="2" office:value-type="float" office:value="13">
            <text:p>13</text:p>
          </table:table-cell>
          <table:table-cell office:value-type="float" office:value="14.5">
            <text:p>14,5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2.5">
            <text:p>12,5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1.71">
            <text:p>11,71</text:p>
          </table:table-cell>
          <table:table-cell office:value-type="float" office:value="13">
            <text:p>13</text:p>
          </table:table-cell>
          <table:table-cell table:number-columns-repeated="982"/>
        </table:table-row>
        <table:table-row table:style-name="ro2">
          <table:table-cell office:value-type="float" office:value="20150401">
            <text:p>20150401</text:p>
          </table:table-cell>
          <table:table-cell office:value-type="string">
            <text:p>NOM2</text:p>
          </table:table-cell>
          <table:table-cell office:value-type="string">
            <text:p>PRENOM2</text:p>
          </table:table-cell>
          <table:table-cell office:value-type="float" office:value="13.65">
            <text:p>13,65</text:p>
          </table:table-cell>
          <table:table-cell office:value-type="float" office:value="12.5">
            <text:p>12,5</text:p>
          </table:table-cell>
          <table:table-cell table:number-columns-repeated="2"/>
          <table:table-cell table:number-columns-repeated="2" office:value-type="float" office:value="15">
            <text:p>15</text:p>
          </table:table-cell>
          <table:table-cell office:value-type="float" office:value="8.5">
            <text:p>8,5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8.5">
            <text:p>8,5</text:p>
          </table:table-cell>
          <table:table-cell office:value-type="float" office:value="15">
            <text:p>15</text:p>
          </table:table-cell>
          <table:table-cell office:value-type="float" office:value="2.5">
            <text:p>2,5</text:p>
          </table:table-cell>
          <table:table-cell office:value-type="float" office:value="8.5">
            <text:p>8,5</text:p>
          </table:table-cell>
          <table:table-cell office:value-type="float" office:value="7.5">
            <text:p>7,5</text:p>
          </table:table-cell>
          <table:table-cell office:value-type="float" office:value="8.5">
            <text:p>8,5</text:p>
          </table:table-cell>
          <table:table-cell office:value-type="float" office:value="15">
            <text:p>15</text:p>
          </table:table-cell>
          <table:table-cell office:value-type="float" office:value="12.17">
            <text:p>12,17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15.5">
            <text:p>15,5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8.5">
            <text:p>8,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8.5">
            <text:p>8,5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8.5">
            <text:p>8,5</text:p>
          </table:table-cell>
          <table:table-cell office:value-type="float" office:value="15">
            <text:p>15</text:p>
          </table:table-cell>
          <table:table-cell office:value-type="float" office:value="12.17">
            <text:p>12,17</text:p>
          </table:table-cell>
          <table:table-cell office:value-type="float" office:value="7">
            <text:p>7</text:p>
          </table:table-cell>
          <table:table-cell table:number-columns-repeated="982"/>
        </table:table-row>
        <table:table-row table:style-name="ro2">
          <table:table-cell office:value-type="float" office:value="20150402">
            <text:p>20150402</text:p>
          </table:table-cell>
          <table:table-cell office:value-type="string">
            <text:p>NOM3</text:p>
          </table:table-cell>
          <table:table-cell office:value-type="string">
            <text:p>PRENOM3</text:p>
          </table:table-cell>
          <table:table-cell office:value-type="float" office:value="13.72">
            <text:p>13,72</text:p>
          </table:table-cell>
          <table:table-cell office:value-type="float" office:value="12.75">
            <text:p>12,75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2"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.58">
            <text:p>13,58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2.5">
            <text:p>12,5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 office:value-type="float" office:value="11">
            <text:p>11</text:p>
          </table:table-cell>
          <table:table-cell office:value-type="float" office:value="14.5">
            <text:p>14,5</text:p>
          </table:table-cell>
          <table:table-cell office:value-type="float" office:value="13.5">
            <text:p>13,5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.58">
            <text:p>13,58</text:p>
          </table:table-cell>
          <table:table-cell office:value-type="float" office:value="15">
            <text:p>15</text:p>
          </table:table-cell>
          <table:table-cell table:number-columns-repeated="982"/>
        </table:table-row>
        <table:table-row table:style-name="ro2">
          <table:table-cell office:value-type="float" office:value="20150403">
            <text:p>20150403</text:p>
          </table:table-cell>
          <table:table-cell office:value-type="string">
            <text:p>NOM4</text:p>
          </table:table-cell>
          <table:table-cell office:value-type="string">
            <text:p>PRENOM4</text:p>
          </table:table-cell>
          <table:table-cell table:number-columns-repeated="4"/>
          <table:table-cell office:value-type="float" office:value="11.5">
            <text:p>11,5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0.25">
            <text:p>10,25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2"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3.5">
            <text:p>13,5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10.25">
            <text:p>10,25</text:p>
          </table:table-cell>
          <table:table-cell office:value-type="float" office:value="13">
            <text:p>13</text:p>
          </table:table-cell>
          <table:table-cell table:number-columns-repeated="982"/>
        </table:table-row>
        <table:table-row table:style-name="ro2">
          <table:table-cell office:value-type="float" office:value="20150404">
            <text:p>20150404</text:p>
          </table:table-cell>
          <table:table-cell office:value-type="string">
            <text:p>NOM5</text:p>
          </table:table-cell>
          <table:table-cell office:value-type="string">
            <text:p>PRENOM5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5.5">
            <text:p>15,5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3.96">
            <text:p>13,96</text:p>
          </table:table-cell>
          <table:table-cell office:value-type="float" office:value="13.5">
            <text:p>13,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table:number-columns-repeated="2" office:value-type="float" office:value="7">
            <text:p>7</text:p>
          </table:table-cell>
          <table:table-cell office:value-type="float" office:value="14.5">
            <text:p>14,5</text:p>
          </table:table-cell>
          <table:table-cell office:value-type="float" office:value="9.5">
            <text:p>9,5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13.96">
            <text:p>13,96</text:p>
          </table:table-cell>
          <table:table-cell office:value-type="float" office:value="13.5">
            <text:p>13,5</text:p>
          </table:table-cell>
          <table:table-cell table:number-columns-repeated="982"/>
        </table:table-row>
        <table:table-row table:style-name="ro2">
          <table:table-cell office:value-type="float" office:value="20150405">
            <text:p>20150405</text:p>
          </table:table-cell>
          <table:table-cell office:value-type="string">
            <text:p>NOM6</text:p>
          </table:table-cell>
          <table:table-cell office:value-type="string">
            <text:p>PRENOM6</text:p>
          </table:table-cell>
          <table:table-cell office:value-type="float" office:value="13.65">
            <text:p>13,65</text:p>
          </table:table-cell>
          <table:table-cell office:value-type="float" office:value="12.5">
            <text:p>12,5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3.5">
            <text:p>13,5</text:p>
          </table:table-cell>
          <table:table-cell office:value-type="float" office:value="15.5">
            <text:p>15,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3.5">
            <text:p>13,5</text:p>
          </table:table-cell>
          <table:table-cell office:value-type="float" office:value="16">
            <text:p>16</text:p>
          </table:table-cell>
          <table:table-cell office:value-type="float" office:value="10.5">
            <text:p>10,5</text:p>
          </table:table-cell>
          <table:table-cell office:value-type="float" office:value="13.5">
            <text:p>13,5</text:p>
          </table:table-cell>
          <table:table-cell office:value-type="float" office:value="5.5">
            <text:p>5,5</text:p>
          </table:table-cell>
          <table:table-cell office:value-type="float" office:value="13.5">
            <text:p>13,5</text:p>
          </table:table-cell>
          <table:table-cell office:value-type="float" office:value="17">
            <text:p>17</text:p>
          </table:table-cell>
          <table:table-cell office:value-type="float" office:value="12.04">
            <text:p>12,04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5.5">
            <text:p>15,5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3.5">
            <text:p>13,5</text:p>
          </table:table-cell>
          <table:table-cell office:value-type="float" office:value="11">
            <text:p>11</text:p>
          </table:table-cell>
          <table:table-cell table:number-columns-repeated="2" office:value-type="float" office:value="16">
            <text:p>16</text:p>
          </table:table-cell>
          <table:table-cell table:number-columns-repeated="3" office:value-type="float" office:value="13.5">
            <text:p>13,5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3.5">
            <text:p>13,5</text:p>
          </table:table-cell>
          <table:table-cell office:value-type="float" office:value="17">
            <text:p>17</text:p>
          </table:table-cell>
          <table:table-cell office:value-type="float" office:value="12.04">
            <text:p>12,04</text:p>
          </table:table-cell>
          <table:table-cell office:value-type="float" office:value="13">
            <text:p>13</text:p>
          </table:table-cell>
          <table:table-cell table:number-columns-repeated="982"/>
        </table:table-row>
        <table:table-row table:style-name="ro2">
          <table:table-cell office:value-type="float" office:value="20150406">
            <text:p>20150406</text:p>
          </table:table-cell>
          <table:table-cell office:value-type="string">
            <text:p>NOM7</text:p>
          </table:table-cell>
          <table:table-cell office:value-type="string">
            <text:p>PRENOM7</text:p>
          </table:table-cell>
          <table:table-cell office:value-type="float" office:value="14.37">
            <text:p>14,37</text:p>
          </table:table-cell>
          <table:table-cell office:value-type="float" office:value="14.25">
            <text:p>14,25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5.5">
            <text:p>15,5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3.5">
            <text:p>13,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5.5">
            <text:p>15,5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6.92">
            <text:p>16,92</text:p>
          </table:table-cell>
          <table:table-cell table:number-columns-repeated="2" office:value-type="float" office:value="14">
            <text:p>14</text:p>
          </table:table-cell>
          <table:table-cell office:value-type="float" office:value="14.5">
            <text:p>14,5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number-columns-repeated="3" office:value-type="float" office:value="15">
            <text:p>15</text:p>
          </table:table-cell>
          <table:table-cell office:value-type="float" office:value="14.5">
            <text:p>14,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6.92">
            <text:p>16,92</text:p>
          </table:table-cell>
          <table:table-cell office:value-type="float" office:value="14">
            <text:p>14</text:p>
          </table:table-cell>
          <table:table-cell table:number-columns-repeated="982"/>
        </table:table-row>
        <table:table-row table:style-name="ro2">
          <table:table-cell office:value-type="float" office:value="20150407">
            <text:p>20150407</text:p>
          </table:table-cell>
          <table:table-cell office:value-type="string">
            <text:p>NOM8</text:p>
          </table:table-cell>
          <table:table-cell office:value-type="string">
            <text:p>PRENOM8</text:p>
          </table:table-cell>
          <table:table-cell table:number-columns-repeated="4"/>
          <table:table-cell office:value-type="float" office:value="14.5">
            <text:p>14,5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5.5">
            <text:p>15,5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13.5">
            <text:p>13,5</text:p>
          </table:table-cell>
          <table:table-cell office:value-type="float" office:value="9.5">
            <text:p>9,5</text:p>
          </table:table-cell>
          <table:table-cell office:value-type="float" office:value="12">
            <text:p>12</text:p>
          </table:table-cell>
          <table:table-cell office:value-type="float" office:value="3.5">
            <text:p>3,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9.42">
            <text:p>9,4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5.5">
            <text:p>15,5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5.5">
            <text:p>5,5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4.5">
            <text:p>14,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9.42">
            <text:p>9,42</text:p>
          </table:table-cell>
          <table:table-cell office:value-type="float" office:value="13">
            <text:p>13</text:p>
          </table:table-cell>
          <table:table-cell table:number-columns-repeated="982"/>
        </table:table-row>
        <table:table-row table:style-name="ro2">
          <table:table-cell office:value-type="float" office:value="20150408">
            <text:p>20150408</text:p>
          </table:table-cell>
          <table:table-cell office:value-type="string">
            <text:p>NOM9</text:p>
          </table:table-cell>
          <table:table-cell office:value-type="string">
            <text:p>PRENOM9</text:p>
          </table:table-cell>
          <table:table-cell table:number-columns-repeated="4"/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9.5">
            <text:p>9,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9.5">
            <text:p>9,5</text:p>
          </table:table-cell>
          <table:table-cell office:value-type="float" office:value="15">
            <text:p>15</text:p>
          </table:table-cell>
          <table:table-cell office:value-type="float" office:value="8.5">
            <text:p>8,5</text:p>
          </table:table-cell>
          <table:table-cell office:value-type="float" office:value="9.5">
            <text:p>9,5</text:p>
          </table:table-cell>
          <table:table-cell office:value-type="float" office:value="11.5">
            <text:p>11,5</text:p>
          </table:table-cell>
          <table:table-cell office:value-type="float" office:value="9.5">
            <text:p>9,5</text:p>
          </table:table-cell>
          <table:table-cell office:value-type="float" office:value="18">
            <text:p>18</text:p>
          </table:table-cell>
          <table:table-cell office:value-type="float" office:value="16.04">
            <text:p>16,0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9.5">
            <text:p>9,5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9.5">
            <text:p>9,5</text:p>
          </table:table-cell>
          <table:table-cell office:value-type="float" office:value="0">
            <text:p>0</text:p>
          </table:table-cell>
          <table:table-cell table:number-columns-repeated="2" office:value-type="float" office:value="9.5">
            <text:p>9,5</text:p>
          </table:table-cell>
          <table:table-cell office:value-type="float" office:value="18">
            <text:p>18</text:p>
          </table:table-cell>
          <table:table-cell office:value-type="float" office:value="16.04">
            <text:p>16,04</text:p>
          </table:table-cell>
          <table:table-cell office:value-type="float" office:value="16">
            <text:p>16</text:p>
          </table:table-cell>
          <table:table-cell table:number-columns-repeated="982"/>
        </table:table-row>
        <table:table-row table:style-name="ro2">
          <table:table-cell office:value-type="float" office:value="20150409">
            <text:p>20150409</text:p>
          </table:table-cell>
          <table:table-cell office:value-type="string">
            <text:p>NOM10</text:p>
          </table:table-cell>
          <table:table-cell office:value-type="string">
            <text:p>PRENOM10</text:p>
          </table:table-cell>
          <table:table-cell office:value-type="float" office:value="12.32">
            <text:p>12,32</text:p>
          </table:table-cell>
          <table:table-cell office:value-type="float" office:value="6.5">
            <text:p>6,5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2.33">
            <text:p>12,33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2.5">
            <text:p>12,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1.5">
            <text:p>11,5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4">
            <text:p>14</text:p>
          </table:table-cell>
          <table:table-cell office:value-type="float" office:value="12.33">
            <text:p>12,33</text:p>
          </table:table-cell>
          <table:table-cell office:value-type="float" office:value="13">
            <text:p>13</text:p>
          </table:table-cell>
          <table:table-cell table:number-columns-repeated="982"/>
        </table:table-row>
        <table:table-row table:style-name="ro2">
          <table:table-cell office:value-type="float" office:value="20150410">
            <text:p>20150410</text:p>
          </table:table-cell>
          <table:table-cell office:value-type="string">
            <text:p>NOM11</text:p>
          </table:table-cell>
          <table:table-cell office:value-type="string">
            <text:p>PRENOM11</text:p>
          </table:table-cell>
          <table:table-cell table:number-columns-repeated="2" office:value-type="float" office:value="13.5">
            <text:p>13,5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3"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.5">
            <text:p>16,5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4.67">
            <text:p>14,67</text:p>
          </table:table-cell>
          <table:table-cell office:value-type="float" office:value="18.5">
            <text:p>18,5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3">
            <text:p>13</text:p>
          </table:table-cell>
          <table:table-cell office:value-type="float" office:value="10.5">
            <text:p>10,5</text:p>
          </table:table-cell>
          <table:table-cell office:value-type="float" office:value="16">
            <text:p>16</text:p>
          </table:table-cell>
          <table:table-cell office:value-type="float" office:value="12">
            <text:p>12</text:p>
          </table:table-cell>
          <table:table-cell office:value-type="float" office:value="13.5">
            <text:p>13,5</text:p>
          </table:table-cell>
          <table:table-cell table:number-columns-repeated="2" office:value-type="float" office:value="13">
            <text:p>13</text:p>
          </table:table-cell>
          <table:table-cell office:value-type="float" office:value="15">
            <text:p>15</text:p>
          </table:table-cell>
          <table:table-cell office:value-type="float" office:value="13.5">
            <text:p>13,5</text:p>
          </table:table-cell>
          <table:table-cell office:value-type="float" office:value="13">
            <text:p>13</text:p>
          </table:table-cell>
          <table:table-cell office:value-type="float" office:value="19">
            <text:p>19</text:p>
          </table:table-cell>
          <table:table-cell office:value-type="float" office:value="14.67">
            <text:p>14,67</text:p>
          </table:table-cell>
          <table:table-cell office:value-type="float" office:value="18.5">
            <text:p>18,5</text:p>
          </table:table-cell>
          <table:table-cell table:number-columns-repeated="982"/>
        </table:table-row>
        <table:table-row table:style-name="ro2">
          <table:table-cell office:value-type="float" office:value="20150411">
            <text:p>20150411</text:p>
          </table:table-cell>
          <table:table-cell office:value-type="string">
            <text:p>NOM12</text:p>
          </table:table-cell>
          <table:table-cell office:value-type="string">
            <text:p>PRENOM12</text:p>
          </table:table-cell>
          <table:table-cell office:value-type="float" office:value="16.02">
            <text:p>16,02</text:p>
          </table:table-cell>
          <table:table-cell office:value-type="float" office:value="14.75">
            <text:p>14,75</text:p>
          </table:table-cell>
          <table:table-cell table:number-columns-repeated="2"/>
          <table:table-cell office:value-type="float" office:value="14.5">
            <text:p>14,5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2" office:value-type="float" office:value="11">
            <text:p>11</text:p>
          </table:table-cell>
          <table:table-cell office:value-type="float" office:value="16">
            <text:p>16</text:p>
          </table:table-cell>
          <table:table-cell table:number-columns-repeated="2"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2.38">
            <text:p>12,38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number-columns-repeated="2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office:value-type="float" office:value="12.38">
            <text:p>12,38</text:p>
          </table:table-cell>
          <table:table-cell office:value-type="float" office:value="18">
            <text:p>18</text:p>
          </table:table-cell>
          <table:table-cell table:number-columns-repeated="982"/>
        </table:table-row>
        <table:table-row table:style-name="ro2">
          <table:table-cell office:value-type="float" office:value="20150412">
            <text:p>20150412</text:p>
          </table:table-cell>
          <table:table-cell office:value-type="string">
            <text:p>NOM13</text:p>
          </table:table-cell>
          <table:table-cell office:value-type="string">
            <text:p>PRENOM13</text:p>
          </table:table-cell>
          <table:table-cell office:value-type="float" office:value="11.57">
            <text:p>11,57</text:p>
          </table:table-cell>
          <table:table-cell office:value-type="float" office:value="12.75">
            <text:p>12,75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table:number-columns-repeated="2" office:value-type="float" office:value="15">
            <text:p>15</text:p>
          </table:table-cell>
          <table:table-cell office:value-type="float" office:value="17">
            <text:p>17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3"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.83">
            <text:p>10,8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13.5">
            <text:p>13,5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11.5">
            <text:p>11,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3.5">
            <text:p>13,5</text:p>
          </table:table-cell>
          <table:table-cell table:number-columns-repeated="2" office:value-type="float" office:value="10">
            <text:p>10</text:p>
          </table:table-cell>
          <table:table-cell office:value-type="float" office:value="14">
            <text:p>14</text:p>
          </table:table-cell>
          <table:table-cell office:value-type="float" office:value="7.25">
            <text:p>7,2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10.83">
            <text:p>10,83</text:p>
          </table:table-cell>
          <table:table-cell office:value-type="float" office:value="9">
            <text:p>9</text:p>
          </table:table-cell>
          <table:table-cell table:number-columns-repeated="982"/>
        </table:table-row>
        <table:table-row table:style-name="ro3">
          <table:table-cell table:style-name="ce3" table:number-columns-repeated="42"/>
          <table:table-cell table:number-columns-repeated="982"/>
        </table:table-row>
      </table:table>
      <table:database-ranges>
        <table:database-range table:target-range-address="ELP.A1:ELP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8106P0" style:volatile="true" number:language="fr" number:country="FR">
      <number:number number:decimal-places="0" number:min-integer-digits="1" number:grouping="true"/>
      <number:text> €</number:text>
    </number:number-style>
    <number:number-style style:name="N810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2" number:min-integer-digits="1" number:grouping="true"/>
      <number:text> €</number:text>
    </number:number-style>
    <number:number-style style:name="N810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fr" number:country="FR">
      <number:number number:decimal-places="2" number:min-integer-digits="1" number:grouping="true"/>
      <number:text> €</number:text>
    </number:number-style>
    <number:number-style style:name="N810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1" number:language="fr" number:country="FR">
      <number:day number:style="long"/>
      <number:text>-</number:text>
      <number:month number:textual="true"/>
    </number:date-style>
    <number:date-style style:name="N8112" number:language="fr" number:country="FR">
      <number:month number:textual="true"/>
      <number:text>-</number:text>
      <number:year/>
    </number:date-style>
    <number:time-style style:name="N8113" number:language="fr" number:country="FR">
      <number:hours/>
      <number:text>:</number:text>
      <number:minutes number:style="long"/>
      <number:text> </number:text>
      <number:am-pm/>
    </number:time-style>
    <number:time-style style:name="N8114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fr" number:country="FR">
      <number:number number:decimal-places="0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0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fr" number:country="FR">
      <number:number number:decimal-places="2" number:min-integer-digits="1" number:grouping="true"/>
      <number:text>   </number:text>
    </number:number-style>
    <number:number-style style:name="N8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fr" number:country="FR">
      <number:number number:decimal-places="2" number:min-integer-digits="1" number:grouping="true"/>
      <number:text>   </number:text>
    </number:number-style>
    <number:number-style style:name="N8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fr" number:country="FR">
      <number:text> -    </number:text>
    </number:number-style>
    <number:text-style style:name="N8120" number:language="fr" number:country="FR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fr" number:country="FR">
      <number:text> - € </number:text>
    </number:number-style>
    <number:text-style style:name="N8121" number:language="fr" number:country="F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22" number:language="fr" number:country="F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23" number:language="fr" number:country="F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fr" number:country="FR">
      <number:minutes number:style="long"/>
      <number:text>:</number:text>
      <number:seconds number:style="long"/>
    </number:time-style>
    <number:time-style style:name="N8125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fr" number:country="FR">
      <number:minutes number:style="long"/>
      <number:text>:</number:text>
      <number:seconds number:style="long" number:decimal-places="1"/>
    </number:time-style>
    <number:number-style style:name="N8127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dddddd"/>
      <style:text-properties fo:color="#000000" style:text-outline="false" style:text-line-through-style="none" style:font-name="Arial Unicode MS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 Unicode MS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16/11/2017</text:date>, <text:time>17:0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LP" style:display-name="PageStyle_EL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PR" style:display-name="PageStyle_EP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6T17:07:07</dc:date>
    <meta:document-statistic meta:table-count="2" meta:cell-count="820" meta:object-count="0"/>
    <meta:generator>OpenOffice/4.1.2$Unix OpenOffice.org_project/412m3$Build-9782</meta:generator>
  </office:meta>
</office:document-meta>
</file>